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><text:soft-page-break/></text:p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<text:soft-page-break/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public static LocalDateTime of(LocalDate date, LocalTime time)</text:p>
      <text:p text:style-name="P4"/>
      <text:p text:style-name="P4"><text:soft-page-break/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key value</text:p>
      <text:p text:style-name="P4">key=multi\</text:p>
      <text:p text:style-name="P4"><text:soft-page-break/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, <text:s/>Use ,if you want to output a comma (this also appears after the year).</text:p>
      <text:p text:style-name="P4">yyyy <text:s/>represents the year. yy outputs a two-digit year and yyyyutputs a four-digit year.</text:p>
      <text:p text:style-name="P4">hh <text:s/>represents the hour. Use hh to include the leading zero.</text:p>
      <text:p text:style-name="P4"><text:soft-page-break/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 text:c="2"/>out.write(in.readLine());</text:p>
      <text:p text:style-name="P4">}</text:p>
      <text:p text:style-name="P4"/>
      <text:p text:style-name="P3"><text:soft-page-break/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4"/>
      <text:p text:style-name="P1">Chapter 7</text:p>
      <text:p text:style-name="P4"/>
      <text:p text:style-name="P3">Threads</text:p>
      <text:p text:style-name="P4">Thread.MIN_PRIORITY <text:tab/>1</text:p>
      <text:p text:style-name="P4">Thread.NORM_PRIORITY <text:tab/>5</text:p>
      <text:p text:style-name="P4">Thread.MAX_PRIORITY <text:tab/>10</text:p>
      <text:p text:style-name="P4"/>
      <text:p text:style-name="P4">@FunctionalInterface </text:p>
      <text:p text:style-name="P4">public interface Runnable {</text:p>
      <text:p text:style-name="P4"><text:s text:c="4"/>void run();</text:p>
      <text:p text:style-name="P4">}</text:p>
      <text:p text:style-name="P4"/>
      <text:p text:style-name="P3">Thread Executors</text:p>
      <text:p text:style-name="P4">Active<text:tab/><text:tab/><text:tab/><text:tab/>shutdown()<text:tab/><text:tab/><text:tab/>all tasks finished</text:p>
      <text:p text:style-name="P4">- Accepts New Tasks<text:tab/><text:tab/>- Rejects New Tasks<text:tab/><text:tab/>- Rejects New Tasks</text:p>
      <text:p text:style-name="P4">- Executes Tasks<text:tab/><text:tab/>- Executes Tasks<text:tab/><text:tab/>- No Tasks Running</text:p>
      <text:p text:style-name="P4">-isShutdown() = false<text:tab/><text:tab/>- isShutdown() = true<text:tab/><text:tab/>-isShutdown() = true</text:p>
      <text:p text:style-name="P4">-isTerminated() = false<text:tab/>- isTerminated() = false<text:tab/>-isTerminated() = true</text:p>
      <text:p text:style-name="P4"/>
      <text:p text:style-name="P3">Executor methods</text:p>
      <text:p text:style-name="P4">void execute(Runnable command) <text:tab/><text:tab/>Executes a Runnabletask at some point in the future</text:p>
      <text:p text:style-name="P4">Future&lt;?&gt; submit(Runnable task) <text:tab/><text:tab/>Executes a Runnabletask at some point in the future and returns a <text:tab/><text:tab/><text:tab/><text:tab/><text:tab/><text:tab/><text:tab/>Future<text:tab/>representing the task</text:p>
      <text:p text:style-name="P4">&lt;T&gt; Future&lt;T&gt; submit(Callable&lt;T&gt; task) <text:tab/>Executes a Callabletask at some point in the future and returns a <text:tab/><text:tab/><text:tab/><text:tab/><text:tab/><text:tab/><text:tab/>Future representing the pending results of the task</text:p>
      <text:p text:style-name="P4">&lt;T&gt; List&lt;Future&lt;T&gt;&gt; invokeAll(<text:tab/><text:tab/>Executes the given tasks, synchronously returning the results of </text:p>
      <text:p text:style-name="P4">Collection&lt;? extends Callable&lt;T&gt;&gt; tasks) <text:tab/>all tasks as a Collectionof Future objects, in the same order</text:p>
      <text:p text:style-name="P4">throws InterruptedException<text:tab/><text:tab/><text:tab/>they were in the original collection (all <text:s/>finished)</text:p>
      <text:p text:style-name="P4">&lt;T&gt; T invokeAny(<text:tab/><text:tab/><text:tab/><text:tab/>Executes the given tasks, synchronously returning <text:s/>the result</text:p>
      <text:p text:style-name="P4">Collection&lt;? extends Callable&lt;T&gt;&gt; tasks) <text:tab/> of one of finished tasks, cancelling any unfinished tasks</text:p>
      <text:p text:style-name="P4">throws InterruptedException,</text:p>
      <text:p text:style-name="P4">ExecutionException</text:p>
      <text:p text:style-name="P4"/>
      <text:p text:style-name="P3">Future object</text:p>
      <text:p text:style-name="P4">boolean isDone() <text:tab/><text:tab/>Returns trueif the task was completed, threw an exception, or was cancelled.</text:p>
      <text:p text:style-name="P4">boolean isCancelled() <text:tab/>Returns trueif the task was cancelled before it completely normally.</text:p>
      <text:p text:style-name="P4">boolean cancel() <text:tab/><text:tab/>Attempts to cancel execution of the task.</text:p>
      <text:p text:style-name="P4">V get() <text:tab/><text:tab/><text:tab/>Retrieves the result of a task, waiting endlessly if it is not yet available.</text:p>
      <text:p text:style-name="P4">V get(long timeout, TimeUnit unit) Retrieves the result of a task, waiting the specified amount of time. If the <text:tab/>result is not ready by the time the timeout is reached, a checked TimeoutException will be thrown.</text:p>
      <text:p text:style-name="P4"/>
      <text:p text:style-name="P3">Scheduling Tasks</text:p>
      <text:p text:style-name="P5">schedule(Callable&lt;V&gt; callable, long delay, TimeUnit unit)<text:tab/>Creates and executes a Callabletask after the given delay </text:p>
      <text:p text:style-name="P5">schedule(Runnable command, long delay, TimeUnit unit) <text:tab/>Creates and executes a Runnabletask after the given delay</text:p>
      <text:p text:style-name="P5">scheduleAtFixedRate(Runnable command, long initialDelay, long period, TimeUnit unit)</text:p>
      <text:p text:style-name="P5"><text:tab/>Creates and executes a Runnabletask after the given initial delay, creating a new task every period value that passes.</text:p>
      <text:p text:style-name="P5"><text:soft-page-break/>scheduleAtFixedDelay(Runnable command, long initialDelay, long delay, TimeUnit unit)</text:p>
      <text:p text:style-name="P5"><text:tab/>Creates and executes a Runnabletask after the given initial delay and subsequently with the given delay between the termination of one execution and the commencement of the next</text:p>
      <text:p text:style-name="P4"/>
      <text:p text:style-name="P3">Thread pools</text:p>
      <text:p text:style-name="P4">newSingleThreadExecutor() <text:tab/><text:tab/><text:tab/>ExecutorService <text:tab/><text:tab/></text:p>
      <text:p text:style-name="P4">newSingleThreadScheduledExecutor()<text:tab/>Scheduled ExecutorService<text:tab/></text:p>
      <text:p text:style-name="P4">newCachedThreadPool() <text:tab/><text:tab/><text:tab/>ExecutorService <text:tab/><text:tab/>reuse previously constructed threads</text:p>
      <text:p text:style-name="P4">newFixedThreadPool(int nThreads)<text:tab/><text:tab/>ExecutorService <text:tab/><text:tab/>reuses a fixed number of threads</text:p>
      <text:p text:style-name="P4">newScheduledThreadPool(int nThreads)<text:tab/>Scheduled ExecutorService<text:tab/></text:p>
      <text:p text:style-name="P4"/>
      <text:p text:style-name="P3">Atomic Classes</text:p>
      <text:p text:style-name="P4">AtomicBoolean <text:tab/> <text:s text:c="2"/>A booleanvalue that may be updated atomically</text:p>
      <text:p text:style-name="P4">AtomicInteger <text:tab/> <text:s text:c="2"/>An intvalue that may be updated atomically</text:p>
      <text:p text:style-name="P4">AtomicIntegerArray <text:tab/> <text:s text:c="2"/>An intarray in which elements may be updated atomically</text:p>
      <text:p text:style-name="P4">AtomicLong <text:tab/><text:tab/> <text:s text:c="2"/>A longvalue that may be updated atomically</text:p>
      <text:p text:style-name="P4">AtomicLongArray <text:tab/> <text:s text:c="2"/>A longarray in which elements may be updated atomically</text:p>
      <text:p text:style-name="P4">AtomicReference <text:tab/> <text:s text:c="2"/>A generic object reference that may be updated atomically</text:p>
      <text:p text:style-name="P4">AtomicReferenceArray An array of generic object references in which elements may be updated atomically</text:p>
      <text:p text:style-name="P4"/>
      <text:p text:style-name="P4">get() <text:tab/><text:tab/><text:tab/>Retrieve the current value</text:p>
      <text:p text:style-name="P4">set() <text:tab/><text:tab/><text:tab/>Set the given value, equivalent to the assignment =operator</text:p>
      <text:p text:style-name="P4">getAndSet() <text:tab/><text:tab/>Atomically sets the new value and returns the old value</text:p>
      <text:p text:style-name="P4">incrementAndGet() <text:tab/>For numeric classes, atomic pre-increment operation equivalent to ++value</text:p>
      <text:p text:style-name="P4">getAndIncrement() <text:tab/>For numeric classes, atomic post-increment operation equivalent to value++</text:p>
      <text:p text:style-name="P4">decrementAndGet() <text:tab/>For numeric classes, atomic pre-decrement operation equivalent to --value</text:p>
      <text:p text:style-name="P4">getAndDecrement() <text:tab/>For numeric classes, atomic post-decrement operation equivalent to value--</text:p>
      <text:p text:style-name="P4"/>
      <text:p text:style-name="P3">Synchronized block</text:p>
      <text:p text:style-name="P4">synchronized(object) { // locking object, often "this" is used</text:p>
      <text:p text:style-name="P4"><text:s text:c="2"/>// Work to be completed by one thread at a time </text:p>
      <text:p text:style-name="P4">} </text:p>
      <text:p text:style-name="P4"/>
      <text:p text:style-name="P4">private void incrementAndReport() { </text:p>
      <text:p text:style-name="P4"><text:s text:c="2"/>synchronized(this) { </text:p>
      <text:p text:style-name="P4"><text:s text:c="4"/>System.out.print((++sheepCount)+" "); </text:p>
      <text:p text:style-name="P4"><text:s text:c="2"/>} </text:p>
      <text:p text:style-name="P4">} </text:p>
      <text:p text:style-name="P4">is equal to</text:p>
      <text:p text:style-name="P4">private synchronized void incrementAndReport() { </text:p>
      <text:p text:style-name="P4"><text:s text:c="2"/>System.out.print((++sheepCount)+" "); </text:p>
      <text:p text:style-name="P4">}</text:p>
      <text:p text:style-name="P4"/>
      <text:p text:style-name="P3">Concurrent collections</text:p>
      <text:p text:style-name="P4">Class Name <text:tab/><text:tab/><text:tab/>Interface <text:tab/><text:tab/><text:tab/><text:tab/><text:tab/>Ordered<text:tab/>Sorted<text:tab/>Blocking</text:p>
      <text:p text:style-name="P4">ConcurrentHashMap <text:tab/><text:tab/>ConcurrentMap <text:tab/><text:tab/><text:tab/><text:tab/>No<text:tab/><text:tab/>No<text:tab/>No</text:p>
      <text:p text:style-name="P4">ConcurrentLinkedDeque <text:tab/>Deque <text:tab/><text:tab/><text:tab/><text:tab/><text:tab/><text:tab/>Yes<text:tab/><text:tab/>No<text:tab/>No</text:p>
      <text:p text:style-name="P4">ConcurrentLinkedQueue <text:tab/>Queue <text:tab/><text:tab/><text:tab/><text:tab/><text:tab/><text:tab/>Yes<text:tab/><text:tab/>No<text:tab/>No</text:p>
      <text:p text:style-name="P4">ConcurrentSkipListMap <text:tab/>ConcurrentMap,SortedMap,NavigableMap<text:tab/>Yes <text:tab/><text:tab/>Yes <text:tab/>No</text:p>
      <text:p text:style-name="P4">ConcurrentSkipListSet <text:tab/>SortedSet, NavigableSet <text:tab/><text:tab/><text:tab/>Yes <text:tab/><text:tab/>Yes <text:tab/>No</text:p>
      <text:p text:style-name="P4">CopyOnWriteArrayList <text:tab/>List <text:tab/><text:tab/><text:tab/><text:tab/><text:tab/><text:tab/>Yes <text:tab/><text:tab/>No <text:tab/>No</text:p>
      <text:p text:style-name="P4">CopyOnWriteArraySet <text:tab/>Set <text:tab/><text:tab/><text:tab/><text:tab/><text:tab/><text:tab/>No <text:tab/><text:tab/>No <text:tab/>No</text:p>
      <text:p text:style-name="P4">LinkedBlockingDeque <text:tab/>BlockingQueue, BlockingDeque<text:tab/><text:tab/>Yes <text:tab/><text:tab/>No <text:tab/>Yes</text:p>
      <text:p text:style-name="P4">LinkedBlockingQueue <text:tab/>BlockingQueue <text:tab/><text:tab/><text:tab/><text:tab/>Yes <text:tab/><text:tab/>No <text:tab/>Yes</text:p>
      <text:p text:style-name="P3">Collection synchronized wrapper methods <text:span text:style-name="T3">(only iterator need synchronized, throw excep. when modified when iterating)</text:span></text:p>
      <text:p text:style-name="P4">synchronizedCollection(Collection&lt;T&gt; c)</text:p>
      <text:p text:style-name="P4">synchronizedList(List&lt;T&gt; list)</text:p>
      <text:p text:style-name="P4"><text:soft-page-break/>synchronizedMap(Map&lt;K,V&gt; m)</text:p>
      <text:p text:style-name="P4">synchronizedNavigableMap(NavigableMap&lt;K,V&gt; m)</text:p>
      <text:p text:style-name="P4">synchronizedNavigableSet(NavigableSet&lt;T&gt; s)</text:p>
      <text:p text:style-name="P4">synchronizedSet(Set&lt;T&gt; s)</text:p>
      <text:p text:style-name="P4">synchronizedSortedMap(SortedMap&lt;K,V&gt; m)</text:p>
      <text:p text:style-name="P4">synchronizedSortedSet(SortedSet&lt;T&gt; s)</text:p>
      <text:p text:style-name="P4"/>
      <text:p text:style-name="P4">i.e. List&lt;Integer&gt; list = Collections.synchronizedList( new ArrayList&lt;&gt;(Arrays.asList(4,3,52)));</text:p>
      <text:p text:style-name="P4"/>
      <text:p text:style-name="P3">Parallel Streams</text:p>
      <text:p text:style-name="P4">from stream: stream.parallel();</text:p>
      <text:p text:style-name="P4">from collection: list.parallelStream();</text:p>
      <text:p text:style-name="P4"/>
      <text:p text:style-name="P3">Applying the Fork/Join Framework</text:p>
      <text:p text:style-name="P4">1. <text:s/>Create a ForkJoinTask.</text:p>
      <text:p text:style-name="P4">2. <text:s/>Create the ForkJoinPool.</text:p>
      <text:p text:style-name="P4">3. <text:s/>Start the ForkJoinTask.</text:p>
      <text:p text:style-name="P4"/>
      <text:p text:style-name="P4">Abstract Class RecursiveAction</text:p>
      <text:p text:style-name="P4">protect void compute()</text:p>
      <text:p text:style-name="P4"/>
      <text:p text:style-name="P4">Abstract Class RecursiveTask&lt;T&gt;</text:p>
      <text:p text:style-name="P4">protected T compute()</text:p>
      <text:p text:style-name="P4"/>
      <text:p text:style-name="P3">Threading Problems</text:p>
      <text:p text:style-name="P4">Deadlock - when two or more threads are blocked forever</text:p>
      <text:p text:style-name="P4">Starvation - when a single thread is perpetually denied access to a shared resource</text:p>
      <text:p text:style-name="P4">Livelock - form of starvation where two or more threads are active but conceptually blocked forever</text:p>
      <text:p text:style-name="P4">Race conditions - when two threads execute at the same time, resulting in an unexpected outcome</text:p>
      <text:p text:style-name="P4"/>
      <text:p text:style-name="P1">Chapter 8</text:p>
      <text:p text:style-name="P4"/>
      <text:p text:style-name="P3">IO</text:p>
      <text:p text:style-name="P4">java.io.File.separator</text:p>
      <text:p text:style-name="P4">System.getProperty("file.separator")</text:p>
      <text:p text:style-name="P4">System.getProperty("line.separator");</text:p>
      <text:p text:style-name="P4"/>
      <text:p text:style-name="P4">absolute and relative paths</text:p>
      <text:p text:style-name="P4">File parent = new File("/home/smith"); // slash at beginning is absolute path</text:p>
      <text:p text:style-name="P4">File child = new File(parent,"data/zoo.txt");</text:p>
      <text:p text:style-name="P4"/>
      <text:p text:style-name="P3">Commonly used java.io.Filemethods</text:p>
      <text:p text:style-name="P4">exists() <text:tab/><text:tab/>Returns trueif the file or directory exists.</text:p>
      <text:p text:style-name="P4">getName() <text:tab/><text:tab/>Returns the name of the file or directory denoted by this path.</text:p>
      <text:p text:style-name="P4">getAbsolutePath() <text:tab/>Returns the absolute pathname string of this path.</text:p>
      <text:p text:style-name="P4">isDirectory() <text:tab/><text:tab/>Returns trueif the file denoted by this path is a directory.</text:p>
      <text:p text:style-name="P4">isFile() <text:tab/><text:tab/>Returns trueif the file denoted by this path is a file.</text:p>
      <text:p text:style-name="P4">length() <text:tab/><text:tab/>Returns the number of bytes in the file.</text:p>
      <text:p text:style-name="P4">lastModified() <text:tab/>Returns the number of milliseconds since the epoch when the file was last modified.</text:p>
      <text:p text:style-name="P4">delete() <text:tab/><text:tab/>Deletes the file or directory. Directory must be empty in order to be deleted.</text:p>
      <text:p text:style-name="P4">renameTo(File) <text:tab/>Renames the file denoted by this path.</text:p>
      <text:p text:style-name="P4">mkdir() <text:tab/><text:tab/>Creates the directory named by this path.</text:p>
      <text:p text:style-name="P4">mkdirs() <text:tab/><text:tab/>Creates the directory named by this path including any nonexistent parent directories.</text:p>
      <text:p text:style-name="P4">getParent() <text:tab/><text:tab/>Returns the abstract pathname or null.</text:p>
      <text:p text:style-name="P4">listFiles() <text:tab/><text:tab/>Returns a File[]array denoting the files in the directory.</text:p>
      <text:p text:style-name="P4"/>
      <text:p text:style-name="P3"><text:soft-page-break/>Review of java.io Class Properties</text:p>
      <text:p text:style-name="P5">- A class with the word InputStreamor OutputStreamin its name is used for reading or writing binary data, respectively.</text:p>
      <text:p text:style-name="P5">- A class with the word Readeror Writerin its name is used for reading or writing character or string data, respectively.</text:p>
      <text:p text:style-name="P5">- Most, but not all, input classes have a corresponding output class.</text:p>
      <text:p text:style-name="P5">- A low-level stream connects directly with the source of the data.</text:p>
      <text:p text:style-name="P5">- A high-level stream is built on top of another stream using wrapping.</text:p>
      <text:p text:style-name="P5">- A class with Buffered in its name reads or writes data in groups of bytes or characters and often improves performance.</text:p>
      <text:p text:style-name="P4"/>
      <text:p text:style-name="P4">Class Name <text:tab/> <text:s text:c="4"/>Low/High <text:tab/>Level Description</text:p>
      <text:p text:style-name="P4">InputStream <text:tab/><text:tab/>N/A <text:tab/>The abstract class all InputStream classes inherit from</text:p>
      <text:p text:style-name="P4">OutputStream <text:tab/><text:tab/>N/A <text:tab/>The abstract class all OutputStream classes inherit from</text:p>
      <text:p text:style-name="P4">Reader <text:tab/><text:tab/>N/A <text:tab/>The abstract class all Reader<text:tab/>classes inherit from</text:p>
      <text:p text:style-name="P4">Writer <text:tab/><text:tab/><text:tab/>N/A <text:tab/>The abstract class all Writer classes inherit from</text:p>
      <text:p text:style-name="P4">FileInputStream <text:tab/>Low <text:tab/>Reads file data as bytes</text:p>
      <text:p text:style-name="P4">FileOutputStream <text:tab/>Low <text:tab/>Writes file data as bytes</text:p>
      <text:p text:style-name="P4">FileReader <text:tab/><text:tab/>Low <text:tab/>Reads file data as characters</text:p>
      <text:p text:style-name="P4">FileWriter <text:tab/><text:tab/>Low <text:tab/>Writes file data as characters</text:p>
      <text:p text:style-name="P4">BufferedReader <text:tab/>High <text:tab/>Reads character data from an existing Reader in a buffered manner</text:p>
      <text:p text:style-name="P4">BufferedWriter <text:tab/>High <text:tab/>Writes character data to an existing Writer in a buffered manner</text:p>
      <text:p text:style-name="P4">ObjectInputStream <text:tab/>High <text:tab/>Deserializes primitive Java data types and Java objects from an InputStream</text:p>
      <text:p text:style-name="P4">ObjectOutputStream <text:tab/>High <text:tab/>Serializes primitive Java data types and Java objects to an OutputStream</text:p>
      <text:p text:style-name="P4">InputStreamReader <text:tab/>High <text:tab/>Reads character data from an existing InputStream</text:p>
      <text:p text:style-name="P4">OutputStreamWriter <text:tab/>High <text:tab/>Writes character data to an existing OutputStream</text:p>
      <text:p text:style-name="P4">PrintStream <text:tab/><text:tab/>High <text:tab/>Writes formatted representations of Java objects to a binary stream</text:p>
      <text:p text:style-name="P4">PrintWriter <text:tab/><text:tab/>High <text:tab/>Writes formatted representations of Java objects to a text-based output stream</text:p>
      <text:p text:style-name="P4"/>
      <text:p text:style-name="P4">The InputStream and Reader classes include mark(int) and reset()methods to move the stream back to an earlier position. Call the markSupported().</text:p>
      <text:p text:style-name="P4"/>
      <text:p text:style-name="P4">The InputStreamand Readerclasses also include a skip(long)method.</text:p>
      <text:p text:style-name="P4"/>
      <text:p text:style-name="P3">SerializableInterface</text:p>
      <text:p text:style-name="P4">When you deserialize an object, the constructor of the serialized class is not called. In fact, Java calls the first no-arg constructor for the first nonserializable parent class, skipping the constructors of any serialized class in between. Furthermore, any staticvariables or transient variables or default initializations are ignored.</text:p>
      <text:p text:style-name="P4"/>
      <text:p text:style-name="P3">PrintStreamand PrintWriter</text:p>
      <text:p text:style-name="P4">print(), println(), format() and printf()</text:p>
      <text:p text:style-name="P4"/>
      <text:p text:style-name="P4"/>
      <text:p text:style-name="P4"><text:tab/><text:tab/><text:tab/><text:span text:style-name="T1">FileInputStream</text:span></text:p>
      <text:p text:style-name="P4">InputStream <text:tab/><text:tab/>FilterInputStream <text:tab/>BufferedInputStream</text:p>
      <text:p text:style-name="P4"><text:tab/><text:tab/><text:tab/>ObjectInputStream</text:p>
      <text:p text:style-name="P4"/>
      <text:p text:style-name="P4"><text:tab/><text:tab/><text:tab/>BufferedReader</text:p>
      <text:p text:style-name="P4">Reader<text:tab/><text:tab/><text:tab/>InputStreamReader<text:tab/><text:span text:style-name="T1">FileReader</text:span></text:p>
      <text:p text:style-name="P4"/>
      <text:p text:style-name="P4"><text:tab/><text:tab/><text:tab/><text:span text:style-name="T1">FileOutputStream</text:span></text:p>
      <text:p text:style-name="P4">OutputStream<text:tab/><text:tab/>FilterOutputStream<text:tab/>BufferedOutputStream, PrintStream</text:p>
      <text:p text:style-name="P4"><text:tab/><text:tab/><text:tab/>ObjectOutputStream</text:p>
      <text:p text:style-name="P4"/>
      <text:p text:style-name="P4"><text:tab/><text:tab/><text:tab/>BufferedWriter</text:p>
      <text:p text:style-name="P4">Writer<text:tab/><text:tab/><text:tab/>OutputStreamWriter<text:tab/><text:span text:style-name="T1">FileWriter</text:span></text:p>
      <text:p text:style-name="P4"><text:tab/><text:tab/><text:tab/>PrintWriter</text:p>
      <text:p text:style-name="P3">Interacting with Users</text:p>
      <text:p text:style-name="P4">old way:</text:p>
      <text:p text:style-name="P4">BufferedReader reader = new BufferedReader( new InputStreamReader(System.in));</text:p>
      <text:p text:style-name="P4"><text:soft-page-break/>String userInput = reader.readLine();</text:p>
      <text:p text:style-name="P4">new way:</text:p>
      <text:p text:style-name="P4">Console console = System.console();</text:p>
      <text:p text:style-name="P4">if(console != null) {</text:p>
      <text:p text:style-name="P4"><text:s text:c="2"/>String userInput = console.readLine();</text:p>
      <text:p text:style-name="P4">}</text:p>
      <text:p text:style-name="P4">----</text:p>
      <text:p text:style-name="P4">console.writer().println("Welcome to Our Zoo!");</text:p>
      <text:p text:style-name="P4">console.format("Our zoo has 391 animals and employs 25 people.");</text:p>
      <text:p text:style-name="P4">console.writer().println();</text:p>
      <text:p text:style-name="P4">console.printf("The zoo spans 128.91 acres.");</text:p>
      <text:p text:style-name="P4">console.flush();</text:p>
      <text:p text:style-name="P4">char[] password = console.readPassword("Enter your password: ");</text:p>
      <text:p text:style-name="P4"/>
      <text:p text:style-name="P1">Chapter 9</text:p>
      <text:p text:style-name="P4"/>
      <text:p text:style-name="P3">NIO.2</text:p>
      <text:p text:style-name="P4">interface Path</text:p>
      <text:p text:style-name="P4">Path path1 = Paths.get("pandas/cuddly.png");</text:p>
      <text:p text:style-name="P4">Path path2 = Paths.get("c:\\zooinfo\\November\\employees.txt");</text:p>
      <text:p text:style-name="P4">Path path3 = Paths.get("/home/zoodirector");</text:p>
      <text:p text:style-name="P4">Path path4 = Paths.get("c:","zooinfo","November","employees.txt");</text:p>
      <text:p text:style-name="P4">Path path5 = Paths.get("/","home","zoodirector");</text:p>
      <text:p text:style-name="P4">Path path6 = Paths.get(new URI("file:///c:/zoo-info/November/employees.txt"));</text:p>
      <text:p text:style-name="P4">Path path7 = Paths.get(new URI("file:///home/zoodirectory"));</text:p>
      <text:p text:style-name="P4">Path path8 = Paths.get(new URI("http://www.wiley.com")); // not on exam</text:p>
      <text:p text:style-name="P4"/>
      <text:p text:style-name="P4">from IO</text:p>
      <text:p text:style-name="P4">File file = new File("pandas/cuddly.png");</text:p>
      <text:p text:style-name="P4">Path path = file.toPath();</text:p>
      <text:p text:style-name="P4">Path path = Paths.get("cuddly.png");</text:p>
      <text:p text:style-name="P4">File file = path.toFile();</text:p>
      <text:p text:style-name="P4"/>
      <text:p text:style-name="P4">Enum Value<text:tab/><text:tab/><text:tab/>Usage <text:tab/><text:tab/><text:tab/>Description</text:p>
      <text:p text:style-name="P4">NOFOLLOW_LINKS <text:tab/>Test file existing<text:tab/>If provided, symbolic links when encountered <text:s/>will not</text:p>
      <text:p text:style-name="P4"><text:tab/><text:tab/><text:tab/><text:tab/>Read file data<text:tab/><text:tab/>be traversed. Useful for performing operations on symbolic</text:p>
      <text:p text:style-name="P4"><text:tab/><text:tab/><text:tab/><text:tab/>Copy file<text:tab/><text:tab/>links themselves rather than their target.</text:p>
      <text:p text:style-name="P4"><text:tab/><text:tab/><text:tab/><text:tab/>Move file</text:p>
      <text:p text:style-name="P4"><text:s/></text:p>
      <text:p text:style-name="P4">FOLLOW_LINKS <text:tab/><text:tab/>Traverse a directory tree<text:tab/>If provided, symbolic links when encountered </text:p>
      <text:p text:style-name="P4"><text:tab/><text:tab/><text:tab/><text:tab/><text:tab/><text:tab/><text:tab/><text:tab/>will be traversed.</text:p>
      <text:p text:style-name="P4">COPY_ATTRIBUTES <text:tab/>Copy file <text:tab/>If provided, all metadata about a file will be copied with it.</text:p>
      <text:p text:style-name="P4">REPLACE_EXISTING <text:tab/>Copy file<text:tab/>If provided and the target file exists, it will be replaced; otherwise</text:p>
      <text:p text:style-name="P4"><text:tab/><text:tab/><text:tab/><text:tab/>Move file<text:tab/>if it is not provided, exception will be thrown if the file exists.</text:p>
      <text:p text:style-name="P4"/>
      <text:p text:style-name="P4">ATOMIC_MOVE <text:tab/><text:tab/>Move file <text:tab/>The operation is performed in an atomic manner within the file <text:tab/><text:tab/><text:tab/><text:tab/><text:tab/><text:tab/><text:tab/>system, ensuring that any process using the file sees only a <text:tab/><text:tab/><text:tab/><text:tab/><text:tab/><text:tab/><text:tab/>complete record. Method using it may throw an exception if the <text:tab/><text:tab/><text:tab/><text:tab/><text:tab/><text:tab/><text:tab/>feature is unsupported by the file system.</text:p>
      <text:p text:style-name="P4"/>
      <text:p text:style-name="P3">Attributes views<text:tab/>Class View <text:tab/><text:tab/><text:tab/>Class Description</text:p>
      <text:p text:style-name="P4">BasicFileAttributes <text:tab/>BasicFileAttributeView <text:tab/>Basic set of attributes supported by all file systems</text:p>
      <text:p text:style-name="P4">DosFileAttributes <text:tab/>DosFileAttributeView <text:tab/>Attributes supported by DOS/Windows-based systems</text:p>
      <text:p text:style-name="P4">PosixFileAttributes <text:tab/>PosixFileAttributeView <text:tab/>Attributes supported by POSIX - UNIX, Linux, Mac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31T22:46:34.52</dc:date>
    <meta:editing-duration>P2DT17H30M10S</meta:editing-duration>
    <meta:editing-cycles>142</meta:editing-cycles>
    <meta:document-statistic meta:table-count="0" meta:image-count="0" meta:object-count="0" meta:page-count="14" meta:paragraph-count="653" meta:word-count="4329" meta:character-count="33429"/>
  </office:meta>
</office:document-meta>
</file>